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PropertyImpl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getJavaSetterDelim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PropertyImpl.setDefault( int wh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hasFi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ContainerTypeRef( SchemaType . Ref 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extendsJava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DefaultValue( XmlValueRef default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PropertyImpl.getJava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getMin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mu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AcceptedNames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PropertyImpl.getJavaTyp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MaxOccurs( BigInteger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ExtendsJava( SchemaType . Ref javaBasedOnTypeRef , boolean singleton , boolean option , boolean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PropertyImpl.setNam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JavaTypeCod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getDefaul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PropertyImpl.setMinOccurs( BigInteger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accepted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PropertyImpl.getMax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ha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TypeRef( SchemaType . Ref 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Attribute( boolean is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Fixed( int wh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getContain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DefaultText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Nillable( int wh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javaBasedO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hasNi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JavaProperty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JavaSetterDelimiter( QNam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extendsJava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is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extendsJavaO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getDefaul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PropertyImpl.setAcceptedNames( QNam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